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5cm" svg:height="0.669cm" svg:x="1.254cm" svg:y="1.381cm">
          <text:p text:style-name="P1"><text:span text:style-name="T1">transiterror_fc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2.181cm">
          <text:p text:style-name="P1"><text:span text:style-name="T1">fileexisto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2.981cm">
          <text:p text:style-name="P1"><text:span text:style-name="T1">verbfileo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3.781cm">
          <text:p text:style-name="P1"><text:span text:style-name="T1">transitcheckcal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55cm" svg:height="0.669cm" svg:x="6.754cm" svg:y="1.381cm">
          <text:p text:style-name="P1"><text:span text:style-name="T1">vtransiterror_fc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s" svg:x1="5.804cm" svg:y1="1.715cm" svg:x2="6.754cm" svg:y2="1.715cm" draw:start-shape="id1" draw:end-shape="id2" draw:end-glue-point="3" svg:d="M5804 1715h501-52 501" svg:viewBox="0 0 951 1">
          <text:p/>
        </draw:connector>
        <draw:custom-shape draw:style-name="gr1" draw:text-style-name="P2" draw:layer="layout" svg:width="4.55cm" svg:height="0.669cm" svg:x="1.254cm" svg:y="4.581cm">
          <text:p text:style-name="P1"><text:span text:style-name="T1">freemem_molec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5.381cm">
          <text:p text:style-name="P1"><text:span text:style-name="T1">free_iso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6.181cm">
          <text:p text:style-name="P1"><text:span text:style-name="T1">free_iso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6.981cm">
          <text:p text:style-name="P1"><text:span text:style-name="T1">free_m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7.781cm">
          <text:p text:style-name="P1"><text:span text:style-name="T1">free_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8.581cm">
          <text:p text:style-name="P1"><text:span text:style-name="T1">free_dbno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9.381cm">
          <text:p text:style-name="P1"><text:span text:style-name="T1">free_s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10.181cm">
          <text:p text:style-name="P1"><text:span text:style-name="T1">free_a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10.981cm">
          <text:p text:style-name="P1"><text:span text:style-name="T1">savest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11.781cm">
          <text:p text:style-name="P1"><text:span text:style-name="T1">restst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12.581cm">
          <text:p text:style-name="P1"><text:span text:style-name="T1">linetool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13.381cm">
          <text:p text:style-name="P1"><text:span text:style-name="T1">time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14.181cm">
          <text:p text:style-name="P1"><text:span text:style-name="T1">timecheck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58:00.359015532</meta:creation-date>
    <dc:date>2015-08-03T14:06:49.844787744</dc:date>
    <meta:editing-duration>P0D</meta:editing-duration>
    <meta:editing-cycles>3</meta:editing-cycles>
    <meta:generator>LibreOffice/4.2.8.2$Linux_X86_64 LibreOffice_project/420m0$Build-2</meta:generator>
    <meta:document-statistic meta:object-count="19"/>
  </office:meta>
</office:document-meta>
</file>